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A9D08E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A9D08E" style:repeat-content="false"/>
      <style:paragraph-properties fo:text-align="center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A9D08E" style:repeat-content="fals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/>
      <style:text-properties fo:font-size="9pt" style:font-size-asian="9pt" style:font-size-complex="9pt"/>
    </style:style>
    <style:style style:name="ce6" style:family="table-cell" style:parent-style-name="Default" style:data-style-name="N3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7" style:family="table-cell" style:parent-style-name="Default" style:data-style-name="N13">
      <style:table-cell-properties fo:border="thin solid #000000" style:vertical-align="automatic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8" style:family="table-cell" style:parent-style-name="Percent" style:data-style-name="N37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9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10" style:family="table-cell" style:parent-style-name="Default" style:data-style-name="N0">
      <style:table-cell-properties fo:border="thin solid #000000" fo:background-color="transparent"/>
      <style:text-properties fo:font-size="9pt" style:font-size-asian="9pt" style:font-size-complex="9pt"/>
    </style:style>
    <style:style style:name="ce11" style:family="table-cell" style:parent-style-name="Default" style:data-style-name="N13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9D9D9" style:repeat-content="false"/>
      <style:paragraph-properties fo:text-align="center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9D9D9" style:repeat-content="false"/>
      <style:paragraph-properties fo:text-align="center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9D9D9" style:repeat-content="false"/>
      <style:paragraph-properties fo:text-align="center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.353cm"/>
      <style:text-properties fo:font-size="9pt" style:font-size-asian="9pt" style:font-size-complex="9pt"/>
    </style:style>
    <style:style style:name="ce18" style:family="table-cell" style:parent-style-name="Percent" style:data-style-name="N13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19" style:family="table-cell" style:parent-style-name="Default" style:data-style-name="N0">
      <style:table-cell-properties fo:border="thin solid #000000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21" style:family="table-cell" style:parent-style-name="Default" style:data-style-name="N0">
      <style:table-cell-properties fo:border="thin solid #000000" style:vertical-align="middle" fo:background-color="#A9D08E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order="thin solid #000000" style:vertical-align="middle" fo:background-color="#A9D08E" style:repeat-content="false"/>
      <style:paragraph-properties fo:text-align="center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ext-properties fo:font-size="9pt" style:font-size-asian="9pt" style:font-size-complex="9pt"/>
    </style:style>
    <style:style style:name="ce25" style:family="table-cell" style:parent-style-name="Default" style:data-style-name="N0">
      <style:table-cell-properties fo:border="thin solid #000000" style:vertical-align="automatic" fo:wrap-option="wrap" fo:background-color="#548235" style:repeat-content="false"/>
      <style:paragraph-properties fo:text-align="center"/>
      <style:text-properties fo:color="#FFFFFF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27" style:family="table-cell" style:parent-style-name="Default" style:data-style-name="N4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28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29" style:family="table-cell" style:parent-style-name="Default" style:data-style-name="N38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T1" style:family="text" style:parent-style-name="Default">
      <style:text-properties fo:color="#FFFFF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FFFFFF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6.3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35479166666667cm"/>
    </style:style>
    <style:style style:name="ro1" style:family="table-row">
      <style:table-row-properties style:row-height="35.25pt" style:use-optimal-row-height="false" fo:break-before="auto"/>
    </style:style>
    <style:style style:name="ro2" style:family="table-row">
      <style:table-row-properties style:row-height="27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29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orth_and_Central_America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23"/>
        <table:table-column table:style-name="co2" table:number-columns-repeated="16378" table:default-cell-style-name="ce1"/>
        <table:table-row table:style-name="ro1">
          <table:table-cell office:value-type="string" table:number-columns-spanned="6" table:number-rows-spanned="1" table:style-name="ce25">
            <text:p><text:span text:style-name="T2">NORTH AND CENTRAL AMERICA</text:span><text:span text:style-name="T2"/></text:p>
            <text:p>41 countries and territorie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2">
            <text:p>Variable (unit)</text:p>
          </table:table-cell>
          <table:table-cell office:value-type="float" office:value="1990" table:style-name="ce3">
            <text:p>1990</text:p>
          </table:table-cell>
          <table:table-cell office:value-type="float" office:value="2000" table:style-name="ce3">
            <text:p>2000</text:p>
          </table:table-cell>
          <table:table-cell office:value-type="float" office:value="2010" table:style-name="ce3">
            <text:p>2010</text:p>
          </table:table-cell>
          <table:table-cell office:value-type="string" table:style-name="ce3">
            <text:p>2020<text:s/><text:span text:style-name="T3">1)</text:span></text:p>
          </table:table-cell>
          <table:table-cell office:value-type="string" table:style-name="ce4">
            <text:p>Data availability<text:s/><text:span text:style-name="T3">2)</text:span>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Forest area (million ha)</text:p>
          </table:table-cell>
          <table:table-cell office:value-type="float" office:value="755.2793700000002" table:style-name="ce6">
            <text:p>755</text:p>
          </table:table-cell>
          <table:table-cell office:value-type="float" office:value="752.34897000000012" table:style-name="ce6">
            <text:p>752</text:p>
          </table:table-cell>
          <table:table-cell office:value-type="float" office:value="754.18982000000005" table:style-name="ce6">
            <text:p>754</text:p>
          </table:table-cell>
          <table:table-cell office:value-type="float" office:value="752.70997999999997" table:style-name="ce6">
            <text:p>753</text:p>
          </table:table-cell>
          <table:table-cell office:value-type="percentage" office:value="1" table:style-name="ce7">
            <text:p>100%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Forest area (% of land area)</text:p>
          </table:table-cell>
          <table:table-cell office:value-type="percentage" office:value="0.35413304194197565" table:style-name="ce8">
            <text:p>35.4%</text:p>
          </table:table-cell>
          <table:table-cell office:value-type="percentage" office:value="0.35275904510408135" table:style-name="ce8">
            <text:p>35.3%</text:p>
          </table:table-cell>
          <table:table-cell office:value-type="percentage" office:value="0.35362217712668492" table:style-name="ce8">
            <text:p>35.4%</text:p>
          </table:table-cell>
          <table:table-cell office:value-type="percentage" office:value="0.35292831435007099" table:style-name="ce8">
            <text:p>35.3%</text:p>
          </table:table-cell>
          <table:table-cell office:value-type="percentage" office:value="1" table:style-name="ce7">
            <text:p>100%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Growing stock (billion m<text:span text:style-name="T5">3</text:span>)</text:p>
          </table:table-cell>
          <table:table-cell office:value-type="float" office:value="90.346441114400008" table:style-name="ce28">
            <text:p>90</text:p>
          </table:table-cell>
          <table:table-cell office:value-type="float" office:value="91.811010647300009" table:style-name="ce28">
            <text:p>92</text:p>
          </table:table-cell>
          <table:table-cell office:value-type="float" office:value="93.252595737500002" table:style-name="ce28">
            <text:p>93</text:p>
          </table:table-cell>
          <table:table-cell office:value-type="float" office:value="95.066831211799993" table:style-name="ce28">
            <text:p>95</text:p>
          </table:table-cell>
          <table:table-cell office:value-type="string" table:style-name="ce7">
            <text:p>100%<text:s/><text:span text:style-name="T5">3)</text:span>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Growing stock (m<text:span text:style-name="T5">3</text:span>/ha)</text:p>
          </table:table-cell>
          <table:table-cell office:value-type="float" office:value="119.6198978854672" table:style-name="ce29">
            <text:p>119.6</text:p>
          </table:table-cell>
          <table:table-cell office:value-type="float" office:value="122.03248001695279" table:style-name="ce29">
            <text:p>122.0</text:p>
          </table:table-cell>
          <table:table-cell office:value-type="float" office:value="123.64605469946545" table:style-name="ce29">
            <text:p>123.6</text:p>
          </table:table-cell>
          <table:table-cell office:value-type="float" office:value="126.29941642569959" table:style-name="ce29">
            <text:p>126.3</text:p>
          </table:table-cell>
          <table:table-cell office:value-type="string" table:style-name="ce7">
            <text:p>100%<text:s/><text:span text:style-name="T5">3)</text:span>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Carbon stock in biomass (Gt)</text:p>
          </table:table-cell>
          <table:table-cell office:value-type="float" office:value="39.405904225836814" table:style-name="ce6">
            <text:p>39</text:p>
          </table:table-cell>
          <table:table-cell office:value-type="float" office:value="40.372253708462296" table:style-name="ce6">
            <text:p>40</text:p>
          </table:table-cell>
          <table:table-cell office:value-type="float" office:value="40.903704420049614" table:style-name="ce6">
            <text:p>41</text:p>
          </table:table-cell>
          <table:table-cell office:value-type="float" office:value="41.633950725043803" table:style-name="ce6">
            <text:p>42</text:p>
          </table:table-cell>
          <table:table-cell office:value-type="string" table:style-name="ce7">
            <text:p>100%<text:s/><text:span text:style-name="T5">3)</text:span>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Carbon stock in biomass (t/ha)</text:p>
          </table:table-cell>
          <table:table-cell office:value-type="float" office:value="52.173944888547418" table:style-name="ce9">
            <text:p>52.2</text:p>
          </table:table-cell>
          <table:table-cell office:value-type="float" office:value="53.661605608979968" table:style-name="ce9">
            <text:p>53.7</text:p>
          </table:table-cell>
          <table:table-cell office:value-type="float" office:value="54.235291083681851" table:style-name="ce9">
            <text:p>54.2</text:p>
          </table:table-cell>
          <table:table-cell office:value-type="float" office:value="55.312074811395235" table:style-name="ce9">
            <text:p>55.3</text:p>
          </table:table-cell>
          <table:table-cell office:value-type="string" table:style-name="ce7">
            <text:p>100%<text:s/><text:span text:style-name="T5">3)</text:span>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Total carbon stock (Gt)</text:p>
          </table:table-cell>
          <table:table-cell office:value-type="float" office:value="143.18416212076528" table:style-name="ce6">
            <text:p>143</text:p>
          </table:table-cell>
          <table:table-cell office:value-type="float" office:value="144.13115021627627" table:style-name="ce6">
            <text:p>144</text:p>
          </table:table-cell>
          <table:table-cell office:value-type="float" office:value="145.57178463139232" table:style-name="ce6">
            <text:p>146</text:p>
          </table:table-cell>
          <table:table-cell office:value-type="float" office:value="146.1175460476754" table:style-name="ce6">
            <text:p>146</text:p>
          </table:table-cell>
          <table:table-cell office:value-type="string" table:style-name="ce7">
            <text:p>100%<text:s/><text:span text:style-name="T5">3)</text:span>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Total carbon stock (t/ha)</text:p>
          </table:table-cell>
          <table:table-cell office:value-type="float" office:value="189.57774805998642" table:style-name="ce9">
            <text:p>189.6</text:p>
          </table:table-cell>
          <table:table-cell office:value-type="float" office:value="191.57486214977641" table:style-name="ce9">
            <text:p>191.6</text:p>
          </table:table-cell>
          <table:table-cell office:value-type="float" office:value="193.01743509530843" table:style-name="ce9">
            <text:p>193.0</text:p>
          </table:table-cell>
          <table:table-cell office:value-type="float" office:value="194.12197251280691" table:style-name="ce9">
            <text:p>194.1</text:p>
          </table:table-cell>
          <table:table-cell office:value-type="string" table:style-name="ce7">
            <text:p>100%<text:s/><text:span text:style-name="T5">3)</text:span></text:p>
          </table:table-cell>
          <table:table-cell table:number-columns-repeated="16378"/>
        </table:table-row>
        <table:table-row table:style-name="ro3">
          <table:table-cell office:value-type="string" table:style-name="ce10">
            <text:p>Naturally regenerating forest (million ha)</text:p>
          </table:table-cell>
          <table:table-cell office:value-type="float" office:value="732.0994300000001" table:style-name="ce6">
            <text:p>732</text:p>
          </table:table-cell>
          <table:table-cell office:value-type="float" office:value="719.69857883499981" table:style-name="ce6">
            <text:p>720</text:p>
          </table:table-cell>
          <table:table-cell office:value-type="float" office:value="713.513732" table:style-name="ce6">
            <text:p>714</text:p>
          </table:table-cell>
          <table:table-cell office:value-type="float" office:value="705.65366000000006" table:style-name="ce6">
            <text:p>706</text:p>
          </table:table-cell>
          <table:table-cell office:value-type="percentage" office:value="0.99996115369693916" table:style-name="ce11">
            <text:p>100%</text:p>
          </table:table-cell>
          <table:table-cell table:number-columns-repeated="16378"/>
        </table:table-row>
        <table:table-row table:style-name="ro3">
          <table:table-cell office:value-type="string" table:style-name="ce10">
            <text:p>Planted forest (million ha)</text:p>
          </table:table-cell>
          <table:table-cell office:value-type="float" office:value="23.149150000000002" table:style-name="ce6">
            <text:p>23</text:p>
          </table:table-cell>
          <table:table-cell office:value-type="float" office:value="32.620730000000002" table:style-name="ce6">
            <text:p>33</text:p>
          </table:table-cell>
          <table:table-cell office:value-type="float" office:value="40.644769999999994" table:style-name="ce6">
            <text:p>41</text:p>
          </table:table-cell>
          <table:table-cell office:value-type="float" office:value="47.026930000000007" table:style-name="ce6">
            <text:p>47</text:p>
          </table:table-cell>
          <table:table-cell office:value-type="percentage" office:value="0.99996115369693916" table:style-name="ce11">
            <text:p>100%</text:p>
          </table:table-cell>
          <table:table-cell table:number-columns-repeated="16378"/>
        </table:table-row>
        <table:table-row table:style-name="ro3">
          <table:table-cell office:value-type="string" table:style-name="ce10">
            <text:p>… of which plantation forest (million ha)</text:p>
          </table:table-cell>
          <table:table-cell office:value-type="float" office:value="6.63713" table:style-name="ce9">
            <text:p>6.6</text:p>
          </table:table-cell>
          <table:table-cell office:value-type="float" office:value="9.3330311649999995" table:style-name="ce9">
            <text:p>9.3</text:p>
          </table:table-cell>
          <table:table-cell office:value-type="float" office:value="13.537141999999999" table:style-name="ce9">
            <text:p>13.5</text:p>
          </table:table-cell>
          <table:table-cell office:value-type="float" office:value="15.176920000000001" table:style-name="ce9">
            <text:p>15.2</text:p>
          </table:table-cell>
          <table:table-cell office:value-type="percentage" office:value="0.99996115369693916" table:style-name="ce11">
            <text:p>100%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Primary forest (million ha)</text:p>
          </table:table-cell>
          <table:table-cell office:value-type="float" office:value="316.77158999999995" table:style-name="ce6">
            <text:p>317</text:p>
          </table:table-cell>
          <table:table-cell office:value-type="float" office:value="313.62072000000001" table:style-name="ce6">
            <text:p>314</text:p>
          </table:table-cell>
          <table:table-cell office:value-type="float" office:value="313.98869000000008" table:style-name="ce6">
            <text:p>314</text:p>
          </table:table-cell>
          <table:table-cell office:value-type="float" office:value="313.31263000000001" table:style-name="ce6">
            <text:p>313</text:p>
          </table:table-cell>
          <table:table-cell office:value-type="percentage" office:value="0.97145155428920982" table:style-name="ce11">
            <text:p>97%</text:p>
          </table:table-cell>
          <table:table-cell table:number-columns-repeated="16378"/>
        </table:table-row>
        <table:table-row table:style-name="ro3">
          <table:table-cell office:value-type="string" table:style-name="ce12">
            <text:p>Mangroves (million ha)</text:p>
          </table:table-cell>
          <table:table-cell office:value-type="float" office:value="2.4312100000000001" table:style-name="ce27">
            <text:p>2.43</text:p>
          </table:table-cell>
          <table:table-cell office:value-type="float" office:value="2.4387500000000002" table:style-name="ce27">
            <text:p>2.44</text:p>
          </table:table-cell>
          <table:table-cell office:value-type="float" office:value="2.4472199999999997" table:style-name="ce27">
            <text:p>2.45</text:p>
          </table:table-cell>
          <table:table-cell office:value-type="float" office:value="2.5519099999999999" table:style-name="ce27">
            <text:p>2.55</text:p>
          </table:table-cell>
          <table:table-cell office:value-type="percentage" office:value="0.9999099520375696" table:style-name="ce11">
            <text:p>100%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Forest in protected areas (million ha)</text:p>
          </table:table-cell>
          <table:table-cell office:value-type="float" office:value="42.481550000000006" table:style-name="ce6">
            <text:p>42</text:p>
          </table:table-cell>
          <table:table-cell office:value-type="float" office:value="51.151420000000009" table:style-name="ce6">
            <text:p>51</text:p>
          </table:table-cell>
          <table:table-cell office:value-type="float" office:value="70.87718000000001" table:style-name="ce6">
            <text:p>71</text:p>
          </table:table-cell>
          <table:table-cell office:value-type="float" office:value="73.368390000000019" table:style-name="ce6">
            <text:p>73</text:p>
          </table:table-cell>
          <table:table-cell office:value-type="percentage" office:value="0.97517549853663421" table:style-name="ce11">
            <text:p>98%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Forest area with management plans (million ha)</text:p>
          </table:table-cell>
          <table:table-cell table:style-name="ce13"/>
          <table:table-cell office:value-type="float" office:value="387.02908999999994" table:style-name="ce6">
            <text:p>387</text:p>
          </table:table-cell>
          <table:table-cell office:value-type="float" office:value="401.38211999999999" table:style-name="ce6">
            <text:p>401</text:p>
          </table:table-cell>
          <table:table-cell office:value-type="float" office:value="431.58481999999992" table:style-name="ce6">
            <text:p>432</text:p>
          </table:table-cell>
          <table:table-cell office:value-type="percentage" office:value="0.97435183468671427" table:style-name="ce11">
            <text:p>97%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Designated management objective</text:p>
          </table:table-cell>
          <table:table-cell table:style-name="ce14"/>
          <table:table-cell table:number-columns-repeated="3" table:style-name="ce15"/>
          <table:table-cell table:style-name="ce16"/>
          <table:table-cell table:number-columns-repeated="16378"/>
        </table:table-row>
        <table:table-row table:style-name="ro3">
          <table:table-cell office:value-type="string" table:style-name="ce17">
            <text:p>Production (million ha)</text:p>
          </table:table-cell>
          <table:table-cell office:value-type="float" office:value="207.39848000000001" table:style-name="ce6">
            <text:p>207</text:p>
          </table:table-cell>
          <table:table-cell office:value-type="float" office:value="217.33394000000001" table:style-name="ce6">
            <text:p>217</text:p>
          </table:table-cell>
          <table:table-cell office:value-type="float" office:value="224.74646999999999" table:style-name="ce6">
            <text:p>225</text:p>
          </table:table-cell>
          <table:table-cell office:value-type="float" office:value="229.76781" table:style-name="ce6">
            <text:p>230</text:p>
          </table:table-cell>
          <table:table-cell office:value-type="percentage" office:value="0.88322619290898741" table:style-name="ce18">
            <text:p>88%</text:p>
          </table:table-cell>
          <table:table-cell table:number-columns-repeated="16378"/>
        </table:table-row>
        <table:table-row table:style-name="ro3">
          <table:table-cell office:value-type="string" table:style-name="ce17">
            <text:p>Protection of soil and water (million ha)</text:p>
          </table:table-cell>
          <table:table-cell office:value-type="float" office:value="16.051190000000002" table:style-name="ce6">
            <text:p>16</text:p>
          </table:table-cell>
          <table:table-cell office:value-type="float" office:value="16.419779999999999" table:style-name="ce6">
            <text:p>16</text:p>
          </table:table-cell>
          <table:table-cell office:value-type="float" office:value="16.715580000000003" table:style-name="ce6">
            <text:p>17</text:p>
          </table:table-cell>
          <table:table-cell office:value-type="float" office:value="16.75055" table:style-name="ce6">
            <text:p>17</text:p>
          </table:table-cell>
          <table:table-cell office:value-type="percentage" office:value="0.47115129256025007" table:style-name="ce18">
            <text:p>47%</text:p>
          </table:table-cell>
          <table:table-cell table:number-columns-repeated="16378"/>
        </table:table-row>
        <table:table-row table:style-name="ro3">
          <table:table-cell office:value-type="string" table:style-name="ce17">
            <text:p>Conservation (million ha)</text:p>
          </table:table-cell>
          <table:table-cell office:value-type="float" office:value="46.231389999999998" table:style-name="ce6">
            <text:p>46</text:p>
          </table:table-cell>
          <table:table-cell office:value-type="float" office:value="52.841200000000001" table:style-name="ce6">
            <text:p>53</text:p>
          </table:table-cell>
          <table:table-cell office:value-type="float" office:value="68.535229999999999" table:style-name="ce6">
            <text:p>69</text:p>
          </table:table-cell>
          <table:table-cell office:value-type="float" office:value="73.636970000000005" table:style-name="ce6">
            <text:p>74</text:p>
          </table:table-cell>
          <table:table-cell office:value-type="percentage" office:value="0.97050282234865548" table:style-name="ce18">
            <text:p>97%</text:p>
          </table:table-cell>
          <table:table-cell table:number-columns-repeated="16378"/>
        </table:table-row>
        <table:table-row table:style-name="ro3">
          <table:table-cell office:value-type="string" table:style-name="ce17">
            <text:p>Social services (million ha)</text:p>
          </table:table-cell>
          <table:table-cell office:value-type="float" office:value="14.648" table:style-name="ce6">
            <text:p>15</text:p>
          </table:table-cell>
          <table:table-cell office:value-type="float" office:value="14.699" table:style-name="ce6">
            <text:p>15</text:p>
          </table:table-cell>
          <table:table-cell office:value-type="float" office:value="14.705" table:style-name="ce6">
            <text:p>15</text:p>
          </table:table-cell>
          <table:table-cell office:value-type="float" office:value="14.723000000000001" table:style-name="ce6">
            <text:p>15</text:p>
          </table:table-cell>
          <table:table-cell office:value-type="percentage" office:value="0.47115129256025007" table:style-name="ce18">
            <text:p>47%</text:p>
          </table:table-cell>
          <table:table-cell table:number-columns-repeated="16378"/>
        </table:table-row>
        <table:table-row table:style-name="ro3">
          <table:table-cell office:value-type="string" table:style-name="ce17">
            <text:p>Multiple use (million ha)</text:p>
          </table:table-cell>
          <table:table-cell office:value-type="float" office:value="260.42550999999997" table:style-name="ce6">
            <text:p>260</text:p>
          </table:table-cell>
          <table:table-cell office:value-type="float" office:value="259.94227000000001" table:style-name="ce6">
            <text:p>260</text:p>
          </table:table-cell>
          <table:table-cell office:value-type="float" office:value="257.78039000000001" table:style-name="ce6">
            <text:p>258</text:p>
          </table:table-cell>
          <table:table-cell office:value-type="float" office:value="253.71732" table:style-name="ce6">
            <text:p>254</text:p>
          </table:table-cell>
          <table:table-cell office:value-type="percentage" office:value="0.88272415359764467" table:style-name="ce18">
            <text:p>88%</text:p>
          </table:table-cell>
          <table:table-cell table:number-columns-repeated="16378"/>
        </table:table-row>
        <table:table-row table:style-name="ro3">
          <table:table-cell office:value-type="string" table:style-name="ce17">
            <text:p>Other (million ha)</text:p>
          </table:table-cell>
          <table:table-cell office:value-type="float" office:value="0.93746000000000007" table:style-name="ce9">
            <text:p>0.9</text:p>
          </table:table-cell>
          <table:table-cell office:value-type="float" office:value="1.0384599999999999" table:style-name="ce9">
            <text:p>1.0</text:p>
          </table:table-cell>
          <table:table-cell office:value-type="float" office:value="0.93646000000000007" table:style-name="ce9">
            <text:p>0.9</text:p>
          </table:table-cell>
          <table:table-cell office:value-type="float" office:value="0.94546000000000008" table:style-name="ce9">
            <text:p>0.9</text:p>
          </table:table-cell>
          <table:table-cell office:value-type="percentage" office:value="0.47115129256025007" table:style-name="ce18">
            <text:p>47%</text:p>
          </table:table-cell>
          <table:table-cell table:number-columns-repeated="16378"/>
        </table:table-row>
        <table:table-row table:style-name="ro3">
          <table:table-cell table:style-name="ce19"/>
          <table:table-cell table:number-columns-repeated="5" table:style-name="ce20"/>
          <table:table-cell table:number-columns-repeated="16378"/>
        </table:table-row>
        <table:table-row table:style-name="ro2">
          <table:table-cell office:value-type="string" table:style-name="ce21">
            <text:p>Variable (unit)</text:p>
          </table:table-cell>
          <table:table-cell office:value-type="float" office:value="1990" table:style-name="ce22">
            <text:p>1990</text:p>
          </table:table-cell>
          <table:table-cell office:value-type="float" office:value="2000" table:style-name="ce22">
            <text:p>2000</text:p>
          </table:table-cell>
          <table:table-cell office:value-type="float" office:value="2010" table:style-name="ce22">
            <text:p>2010</text:p>
          </table:table-cell>
          <table:table-cell office:value-type="float" office:value="2015" table:style-name="ce22">
            <text:p>2015</text:p>
          </table:table-cell>
          <table:table-cell office:value-type="string" table:style-name="ce4">
            <text:p>Data availability<text:s/><text:span text:style-name="T3">2)</text:span>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Private ownership (million ha)</text:p>
          </table:table-cell>
          <table:table-cell office:value-type="float" office:value="264.08109000000002" table:style-name="ce6">
            <text:p>264</text:p>
          </table:table-cell>
          <table:table-cell office:value-type="float" office:value="263.42291" table:style-name="ce6">
            <text:p>263</text:p>
          </table:table-cell>
          <table:table-cell office:value-type="float" office:value="262.45168999999999" table:style-name="ce6">
            <text:p>262</text:p>
          </table:table-cell>
          <table:table-cell office:value-type="float" office:value="263.87608" table:style-name="ce6">
            <text:p>264</text:p>
          </table:table-cell>
          <table:table-cell office:value-type="percentage" office:value="0.97198098794970145" table:style-name="ce18">
            <text:p>97%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Public ownership (million ha)</text:p>
          </table:table-cell>
          <table:table-cell office:value-type="float" office:value="450.05385999999999" table:style-name="ce6">
            <text:p>450</text:p>
          </table:table-cell>
          <table:table-cell office:value-type="float" office:value="450.17284999999998" table:style-name="ce6">
            <text:p>450</text:p>
          </table:table-cell>
          <table:table-cell office:value-type="float" office:value="455.4756099999999" table:style-name="ce6">
            <text:p>455</text:p>
          </table:table-cell>
          <table:table-cell office:value-type="float" office:value="455.49139999999989" table:style-name="ce6">
            <text:p>455</text:p>
          </table:table-cell>
          <table:table-cell office:value-type="percentage" office:value="0.97198098794970145" table:style-name="ce18">
            <text:p>97%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Other/unknown ownership (million ha)</text:p>
          </table:table-cell>
          <table:table-cell office:value-type="float" office:value="41.144419999999997" table:style-name="ce6">
            <text:p>41</text:p>
          </table:table-cell>
          <table:table-cell office:value-type="float" office:value="38.753209999999996" table:style-name="ce6">
            <text:p>39</text:p>
          </table:table-cell>
          <table:table-cell office:value-type="float" office:value="35.63364" table:style-name="ce6">
            <text:p>36</text:p>
          </table:table-cell>
          <table:table-cell office:value-type="float" office:value="31.806319999999999" table:style-name="ce6">
            <text:p>32</text:p>
          </table:table-cell>
          <table:table-cell office:value-type="percentage" office:value="1" table:style-name="ce18">
            <text:p>100%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26">
            <text:p><text:span text:style-name="T5">1)</text:span><text:s text:c="2"/>Data <text:s/>for 2020 are based on countries that reported a complete time series of data and may be slightly<text:s/></text:p>
            <text:p><text:s text:c="5"/>different from the figures presented in the report based on an analysis exclusively of the 2020 data.<text:s/>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style-name="ce24">
            <text:p><text:span text:style-name="T5">2)</text:span><text:s text:c="2"/>Data availability refers to the proportion of the forest area that the reporting countries represent.<text:s/></text:p>
          </table:table-cell>
          <table:table-cell table:number-columns-repeated="4" table:style-name="ce1"/>
          <table:table-cell table:style-name="ce23"/>
          <table:table-cell table:number-columns-repeated="16378"/>
        </table:table-row>
        <table:table-row table:style-name="ro3">
          <table:table-cell office:value-type="string" table:style-name="ce24">
            <text:p><text:span text:style-name="T5">3)</text:span><text:s text:c="2"/>Missing values have been filled with FAO estimates</text:p>
          </table:table-cell>
          <table:table-cell table:number-columns-repeated="16383"/>
        </table:table-row>
        <table:table-row table:number-rows-repeated="104854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1" number:min-integer-digits="1" number:grouping="true"/>
    </number:number-style>
    <number:percentage-style style:name="N37">
      <number:number number:decimal-places="1" number:min-integer-digits="1"/>
      <number:text>%</number:text>
    </number:percentage-style>
    <number:number-style style:name="N38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Orjan Jonsson (FOA)</meta:initial-creator>
    <dc:creator>Pekkarinen, Anssi (FOA)</dc:creator>
    <meta:creation-date>2019-11-28T13:43:02Z</meta:creation-date>
    <dc:date>2020-07-20T07:56:16Z</dc:date>
    <meta:print-date>2020-01-14T18:33:26Z</meta:print-date>
  </office:meta>
</office:document-meta>
</file>